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2.png"/>
  <manifest:file-entry manifest:media-type="image/png" manifest:full-path="Pictures/image1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font-size="28.000000000000000pt"/>
    </style:style>
    <style:style style:name="P6" style:parent-style-name="Title" style:family="paragraph"/>
    <style:style style:name="P7" style:parent-style-name="Standard" style:family="paragraph"/>
    <style:style style:name="P8" style:family="paragraph">
      <style:text-properties fo:color="#000000" fo:font-family="Sans Serif" fo:font-size="12.000000000000000pt" style:font-family-generic="roman" style:font-pitch="variable"/>
    </style:style>
    <style:style style:name="P9" style:family="paragraph"/>
    <style:style style:name="P10" style:family="paragraph">
      <style:paragraph-properties fo:margin-bottom="14.173252900000000pt"/>
    </style:style>
    <style:style style:name="Table1" style:family="table">
      <style:table-properties fo:margin-bottom="5.000000000000000pt" fo:margin-left="5.000000000000000pt" fo:margin-right="-274.850746268634339pt" fo:margin-top="5.000000000000000pt" style:rel-width="100%" table:border-model="collapsing"/>
    </style:style>
    <style:style style:name="Table1.A" style:family="table-column">
      <style:table-column-properties style:column-width="309.539848862317172pt"/>
    </style:style>
    <style:style style:name="Table1.1" style:family="table-row">
      <style:table-row-properties style:min-row-height="68.457313432832393pt"/>
    </style:style>
    <style:style style:name="Table1.2" style:family="table-row">
      <style:table-row-properties style:min-row-height="67.337910447757878pt"/>
    </style:style>
    <style:style style:name="Table1.3" style:family="table-row">
      <style:table-row-properties style:min-row-height="67.337910447757849pt"/>
    </style:style>
    <style:style style:name="Table1.4" style:family="table-row">
      <style:table-row-properties style:min-row-height="67.337910447757906pt"/>
    </style:style>
    <style:style style:name="Table1.5" style:family="table-row">
      <style:table-row-properties style:min-row-height="66.218507462683363pt"/>
    </style:style>
    <style:style style:name="Table1.A1" style:family="table-cell">
      <style:table-cell-properties calligra:specialborder-bottom="solid" calligra:specialborder-left="solid" calligra:specialborder-right="solid" calligra:specialborder-top="solid" fo:border="2pt solid #000000" fo:padding="5.000000000000000pt" style:diagonal-bl-tr="0pt none #000000" style:diagonal-tl-br="0pt none #000000"/>
    </style:style>
    <style:style style:name="gr5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6" style:family="graphic">
      <style:graphic-properties draw:auto-grow-height="false" draw:auto-grow-width="false"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pr1" style:family="presentation">
      <style:graphic-properties draw:fill="none" draw:stroke="none" fo:margin="0.000000000000000pt" fo:padding="0.000000000000000pt" style:wrap="biggest" style:wrap-contour="false" style:wrap-dynamic-threshold="0.000000000000000pt"/>
    </style:style>
    <style:style style:name="pr2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2" style:family="drawing-page">
      <style:drawing-page-properties presentation:background-objects-visible="true" presentation:background-visible="true" presentation:display-date-time="true" presentation:display-footer="true" presentation:display-header="false" presentation:display-page-number="false" presentation:duration="PT0S" presentation:transition-type="manual"/>
    </style:style>
    <style:style style:name="dp3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 presentation:duration="PT0S" presentation:transition-type="manual"/>
    </style:style>
  </office:automatic-styles>
  <office:body>
    <office:presentation>
      <draw:page draw:name="page1" draw:id="page1" xml:id="page1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17" draw:id="shape-17" draw:layer="layout" svg:width="714.33194616000pt" svg:height="95.24425948800pt" svg:x="39.68510000000pt" svg:y="23.81110000000pt" presentation:class="title">
          <draw:text-box>
            <text:p text:style-name="P6">Java IDES</text:p>
          </draw:text-box>
          <draw:glue-point draw:id="4" svg:x="0.50000000000pt" svg:y="0.50000000000pt" draw:align="center"/>
        </draw:frame>
        <draw:frame draw:style-name="gr5" xml:id="shape-18" draw:id="shape-18" draw:layer="layout" svg:width="714.33194616000pt" svg:height="380.97703795200pt" svg:x="39.68510000000pt" svg:y="136.91400000000pt" presentation:class="outline">
          <draw:text-box>
            <text:p text:style-name="P7">what is Java IDES?</text:p>
            <text:p text:style-name="P7"><text:span text:style-name="T2">Java IDE stands for Integrated Development Environment for Java. It is a software application that provides comprehensive facilities to programmers for Java software development. Some popular Java IDEs include:</text:span></text:p>
          </draw:text-box>
          <draw:glue-point draw:id="4" svg:x="0.50000000000pt" svg:y="0.50000000000pt" draw:align="center"/>
        </draw:frame>
        <presentation:notes>
          <draw:frame presentation:style-name="pr1" xml:id="shape-19" draw:id="shape-19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20" draw:id="shape-20" draw:layer="" svg:width="420.88891811840pt" svg:height="315.66668858880pt" svg:x="87.16550000000pt" svg:y="63.97810000000pt" presentation:class="page" draw:page-number="1"/>
          <draw:frame draw:style-name="gr5" xml:id="shape-21" draw:id="shape-21" draw:layer="" svg:width="476.19295093420pt" svg:height="378.85105001700pt" svg:x="59.52770000000pt" svg:y="399.884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</presentation:notes>
      </draw:page>
      <draw:page draw:name="page2" draw:id="page2" xml:id="page2" draw:master-page-name="Default1" draw:style-name="dp3" presentation:presentation-page-layout-name="pl8">
        <draw:layer-set>
          <draw:layer draw:name=""/>
        </draw:layer-set>
        <draw:frame draw:style-name="gr5" xml:id="shape-22" draw:id="shape-22" draw:layer="" svg:width="714.33194616000pt" svg:height="95.24425948800pt" svg:x="39.68510812000pt" svg:y="23.81106487200pt" presentation:class="title">
          <draw:text-box>
            <text:p text:style-name="P6">Various Java IDES</text:p>
          </draw:text-box>
          <draw:glue-point draw:id="4" svg:x="0.50000000000pt" svg:y="0.50000000000pt" draw:align="center"/>
        </draw:frame>
        <draw:frame draw:style-name="gr5" xml:id="shape-23" draw:id="shape-23" draw:layer="" svg:width="349.22895145600pt" svg:height="380.97703795200pt" svg:x="39.68510812000pt" svg:y="136.91362301400pt" presentation:class="outline">
          <draw:text-box>
            <text:p text:style-name="P7"/>
          </draw:text-box>
          <draw:glue-point draw:id="4" svg:x="0.50000000000pt" svg:y="0.50000000000pt" draw:align="center"/>
        </draw:frame>
        <draw:frame draw:style-name="gr5" xml:id="shape-24" draw:id="shape-24" draw:layer="" svg:width="638.49547926547pt" svg:height="395.92219788148pt" svg:x="84.62388369253pt" svg:y="119.13381250452pt" presentation:class="outline">
          <draw:text-box>
            <table:table table:style-name="Table1">
              <table:table-column table:style-name="Table1.A"/>
              <table:table-column table:style-name="Table1.A"/>
              <table:table-row table:style-name="Table1.1">
                <table:table-cell table:style-name="Table1.A1">
                  <text:p text:style-name="P9">Intellij IDEA</text:p>
                </table:table-cell>
                <table:table-cell table:style-name="Table1.A1">
                  <text:p text:style-name="P10">JCreator</text:p>
                </table:table-cell>
              </table:table-row>
              <table:table-row table:style-name="Table1.2">
                <table:table-cell table:style-name="Table1.A1">
                  <text:p text:style-name="P10">Ecliples</text:p>
                </table:table-cell>
                <table:table-cell table:style-name="Table1.A1">
                  <text:p text:style-name="P10">Drjava</text:p>
                </table:table-cell>
              </table:table-row>
              <table:table-row table:style-name="Table1.3">
                <table:table-cell table:style-name="Table1.A1">
                  <text:p text:style-name="P10">NetBeans</text:p>
                </table:table-cell>
                <table:table-cell table:style-name="Table1.A1">
                  <text:p text:style-name="P10">JGrasp</text:p>
                </table:table-cell>
              </table:table-row>
              <table:table-row table:style-name="Table1.4">
                <table:table-cell table:style-name="Table1.A1">
                  <text:p text:style-name="P10">BlueJ</text:p>
                </table:table-cell>
                <table:table-cell table:style-name="Table1.A1">
                  <text:p text:style-name="P10"><text:s/>CodeMix</text:p>
                </table:table-cell>
              </table:table-row>
              <table:table-row table:style-name="Table1.5">
                <table:table-cell table:style-name="Table1.A1">
                  <text:p text:style-name="P10">JDeveloper<text:s/></text:p>
                </table:table-cell>
                <table:table-cell table:style-name="Table1.A1">
                  <text:p text:style-name="P10">Sublime</text:p>
                </table:table-cell>
              </table:table-row>
            </table:table>
            <text:p text:style-name="P7"/>
          </draw:text-box>
          <draw:glue-point draw:id="4" svg:x="0.50000000000pt" svg:y="0.50000000000pt" draw:align="center"/>
        </draw:frame>
        <presentation:notes>
          <draw:frame presentation:style-name="pr2" xml:id="shape-25" draw:id="shape-25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6" xml:id="shape-26" draw:id="shape-26" draw:layer="" svg:width="396.28000000000pt" svg:height="296.96000000000pt" svg:x="108.00000000000pt" svg:y="60.18000000000pt" presentation:class="page" draw:page-number="2"/>
        </presentation:notes>
      </draw:page>
      <draw:page draw:name="page3" draw:id="page3" xml:id="page3" draw:master-page-name="Default2" draw:style-name="dp3">
        <draw:layer-set>
          <draw:layer draw:name=""/>
        </draw:layer-set>
        <presentation:notes>
          <draw:frame presentation:style-name="pr2" xml:id="shape-27" draw:id="shape-27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6" xml:id="shape-28" draw:id="shape-28" draw:layer="" svg:width="396.28000000000pt" svg:height="296.96000000000pt" svg:x="108.00000000000pt" svg:y="60.18000000000pt" presentation:class="page" draw:page-number="3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margin-top="0.000000000000000pt" fo:padding-top="0.000000000000000pt"/>
      <style:text-properties fo:color="#ffffff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default-style>
    <style:style style:name="Title" style:display-name="Title" style:family="paragraph">
      <style:paragraph-properties fo:margin-top="0.000000000000000pt" fo:padding-top="0.000000000000000pt" fo:text-align="center"/>
      <style:text-properties fo:color="#ffffff" fo:font-family="Arial" fo:font-size="44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Footnote" style:display-name="Footnote" style:family="paragraph" style:next-style-name=""/>
    <style:style style:name="Bibliography_20custom5" style:display-name="Bibliography custom5" style:family="paragraph"/>
    <style:style style:name="Endnote" style:display-name="Endnote" style:family="paragraph" style:next-style-name=""/>
    <style:style style:name="Standard" style:display-name="Standard" style:family="paragraph">
      <style:paragraph-properties fo:margin-bottom="14.173252900000000pt" fo:margin-top="0.000000000000000pt" fo:padding-top="0.000000000000000pt"/>
      <style:text-properties fo:color="#ffffff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Bibliography_20techreport" style:display-name="Bibliography techreport" style:family="paragraph"/>
    <style:style style:name="Bibliography_20proceedings" style:display-name="Bibliography proceedings" style:family="paragraph"/>
    <style:style style:name="Bibliography_20www" style:display-name="Bibliography www" style:family="paragraph"/>
    <style:style style:name="Bibliography_20unpublished" style:display-name="Bibliography unpublished" style:family="paragraph"/>
    <style:style style:name="Bibliography_20custom2" style:display-name="Bibliography custom2" style:family="paragraph"/>
    <style:style style:name="Bibliography_20custom1" style:display-name="Bibliography custom1" style:family="paragraph"/>
    <style:style style:name="Bibliography_20custom4" style:display-name="Bibliography custom4" style:family="paragraph"/>
    <style:style style:name="Bibliography_20custom3" style:display-name="Bibliography custom3" style:family="paragraph"/>
    <style:style style:name="Bibliography_20incollection" style:display-name="Bibliography incollection" style:family="paragraph"/>
    <style:style style:name="Bibliography_20inbook" style:display-name="Bibliography inbook" style:family="paragraph"/>
    <style:style style:name="Bibliography_20journal" style:display-name="Bibliography journal" style:family="paragraph"/>
    <style:style style:name="Bibliography_20inproceedings" style:display-name="Bibliography inproceedings" style:family="paragraph"/>
    <style:style style:name="Bibliography_20mastersthesis" style:display-name="Bibliography mastersthesis" style:family="paragraph"/>
    <style:style style:name="Bibliography_20manual" style:display-name="Bibliography manual" style:family="paragraph"/>
    <style:style style:name="Bibliography_20phdthesis" style:display-name="Bibliography phdthesis" style:family="paragraph"/>
    <style:style style:name="A1" style:display-name="A1" style:family="paragraph">
      <style:paragraph-properties fo:margin-top="0.000000000000000pt" fo:padding-top="0.000000000000000pt"/>
      <style:text-properties fo:color="#ffffff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Bibliography_20misc" style:display-name="Bibliography misc" style:family="paragraph"/>
    <style:style style:name="Contents_209" style:display-name="Contents 9" style:family="paragraph">
      <style:paragraph-properties fo:margin-left="64.000000000000000pt"/>
    </style:style>
    <style:style style:name="Contents_208" style:display-name="Contents 8" style:family="paragraph">
      <style:paragraph-properties fo:margin-left="56.000000000000000pt"/>
    </style:style>
    <style:style style:name="Bibliography_20article" style:display-name="Bibliography article" style:family="paragraph"/>
    <style:style style:name="Contents_2010" style:display-name="Contents 10" style:family="paragraph">
      <style:paragraph-properties fo:margin-left="72.000000000000000pt"/>
    </style:style>
    <style:style style:name="Bibliography_20booklet" style:display-name="Bibliography booklet" style:family="paragraph"/>
    <style:style style:name="Bibliography_20book" style:display-name="Bibliography book" style:family="paragraph"/>
    <style:style style:name="Bibliography_20email" style:display-name="Bibliography email" style:family="paragraph"/>
    <style:style style:name="Bibliography_20conference" style:display-name="Bibliography conference" style:family="paragraph"/>
    <style:style style:name="Contents_201" style:display-name="Contents 1" style:family="paragraph">
      <style:paragraph-properties fo:margin-left="0.000000000000000pt"/>
    </style:style>
    <style:style style:name="Contents_203" style:display-name="Contents 3" style:family="paragraph">
      <style:paragraph-properties fo:margin-left="16.000000000000000pt"/>
    </style:style>
    <style:style style:name="Contents_202" style:display-name="Contents 2" style:family="paragraph">
      <style:paragraph-properties fo:margin-left="8.000000000000000pt"/>
    </style:style>
    <style:style style:name="Contents_205" style:display-name="Contents 5" style:family="paragraph">
      <style:paragraph-properties fo:margin-left="32.000000000000000pt"/>
    </style:style>
    <style:style style:name="Contents_204" style:display-name="Contents 4" style:family="paragraph">
      <style:paragraph-properties fo:margin-left="24.000000000000000pt"/>
    </style:style>
    <style:style style:name="Contents_207" style:display-name="Contents 7" style:family="paragraph">
      <style:paragraph-properties fo:margin-left="48.000000000000000pt"/>
    </style:style>
    <style:style style:name="Contents_206" style:display-name="Contents 6" style:family="paragraph">
      <style:paragraph-properties fo:margin-left="40.000000000000000pt"/>
    </style:style>
    <style:style style:name="Footnote_20anchor" style:display-name="Footnote anchor" style:family="text">
      <style:text-properties style:text-position="super"/>
    </style:style>
    <style:style style:name="Endnote_20anchor" style:display-name="Endnote anchor" style:family="text">
      <style:text-properties style:text-position="super"/>
    </style:style>
    <style:style style:name="Footnote_20Symbol" style:display-name="Footnote Symbol" style:family="text"/>
    <style:style style:name="Endnote_20Symbol" style:display-name="Endnote Symbol" style:family="text"/>
    <style:presentation-page-layout style:name="pl1" style:display-name="AL4T19">
      <presentation:placeholder presentation:object="title" svg:x="5%" svg:y="4%" svg:width="90%" svg:height="16%"/>
    </style:presentation-page-layout>
    <style:presentation-page-layout style:name="pl2" style:display-name="AL2T1">
      <presentation:placeholder presentation:object="title" svg:x="5%" svg:y="4%" svg:width="90%" svg:height="16%"/>
      <presentation:placeholder presentation:object="outline" svg:x="5%" svg:y="23%" svg:width="90%" svg:height="64%"/>
    </style:presentation-page-layout>
    <style:presentation-page-layout style:name="pl3" style:display-name="AL1T0">
      <presentation:placeholder presentation:object="title" svg:x="5%" svg:y="4%" svg:width="90%" svg:height="16%"/>
      <presentation:placeholder presentation:object="subtitle" svg:x="5%" svg:y="23%" svg:width="90%" svg:height="64%"/>
    </style:presentation-page-layout>
    <style:presentation-page-layout style:name="pl4" style:display-name="AL7T7">
      <presentation:placeholder presentation:object="title" svg:x="5%" svg:y="4%" svg:width="90%" svg:height="16%"/>
      <presentation:placeholder presentation:object="chart" svg:x="5%" svg:y="23%" svg:width="44%" svg:height="64%"/>
      <presentation:placeholder presentation:object="outline" svg:x="51%" svg:y="23%" svg:width="44%" svg:height="64%"/>
    </style:presentation-page-layout>
    <style:presentation-page-layout style:name="pl5" style:display-name="AL8T4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chart" svg:x="51%" svg:y="23%" svg:width="44%" svg:height="64%"/>
    </style:presentation-page-layout>
    <style:presentation-page-layout style:name="pl6" style:display-name="AL5T9">
      <presentation:placeholder presentation:object="title" svg:x="5%" svg:y="4%" svg:width="90%" svg:height="16%"/>
      <presentation:placeholder presentation:object="graphic" svg:x="5%" svg:y="23%" svg:width="44%" svg:height="64%"/>
      <presentation:placeholder presentation:object="outline" svg:x="51%" svg:y="23%" svg:width="44%" svg:height="64%"/>
    </style:presentation-page-layout>
    <style:presentation-page-layout style:name="pl7" style:display-name="AL6T6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graphic" svg:x="51%" svg:y="23%" svg:width="44%" svg:height="64%"/>
    </style:presentation-page-layout>
    <style:presentation-page-layout style:name="pl8" style:display-name="AL3T3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outline" svg:x="51%" svg:y="23%" svg:width="44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parent-style-name="Title" style:family="paragraph"/>
    <style:style style:name="P2" style:parent-style-name="Standard" style:family="paragraph"/>
    <style:style style:name="P3" style:family="paragraph">
      <style:text-properties fo:font-family="Sans Serif" fo:font-size="14.000000000000000pt" style:font-family-generic="roman" style:font-pitch="variable"/>
    </style:style>
    <style:style style:name="P4" style:family="paragraph">
      <style:paragraph-properties fo:text-align="center"/>
      <style:text-properties fo:font-family="Sans Serif" fo:font-size="14.000000000000000pt" style:font-family-generic="roman" style:font-pitch="variable"/>
    </style:style>
    <style:style style:name="P5" style:family="paragraph">
      <style:paragraph-properties fo:text-align="end"/>
      <style:text-properties fo:font-family="Sans Serif" fo:font-size="14.000000000000000pt" style:font-family-generic="roman" style:font-pitch="variable"/>
    </style:style>
    <style:style style:name="gr1" style:family="graphic">
      <style:graphic-properties draw:auto-grow-height="false" draw:auto-grow-width="false" draw:blue="0%" draw:color-mode="standard" draw:contrast="0%" draw:fill="none" draw:gamma="0%" draw:green="0%" draw:luminance="0%" draw:red="0%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/>
    </style:style>
    <style:style style:name="gr2" style:family="graphic">
      <style:graphic-properties draw:fill="none" draw:stroke="none" fo:margin="0.000000000000000pt" style:wrap="biggest" style:wrap-contour="false" style:wrap-dynamic-threshold="0.000000000000000pt"/>
    </style:style>
    <style:style style:name="gr3" style:family="graphic">
      <style:graphic-properties draw:auto-grow-height="false" draw:fill="none" draw:shadow="hidden" draw:shadow-color="#808080" draw:shadow-offset-x="8.50395pt" draw:shadow-offset-y="8.50395pt" draw:stroke="none" draw:textarea-vertical-align="top" fo:margin="0.000000000000000pt" fo:padding="0.000000000000000pt" style:wrap="biggest" style:wrap-contour="false" style:wrap-dynamic-threshold="0.000000000000000pt"/>
    </style:style>
    <style:style style:name="gr4" style:family="graphic">
      <style:graphic-properties draw:auto-grow-height="false" draw:auto-grow-width="false" draw:blue="0%" draw:color-mode="standard" draw:contrast="0%" draw:fill="none" draw:gamma="0%" draw:green="0%" draw:luminance="0%" draw:red="0%" draw:shadow="hidden" draw:shadow-color="#808080" draw:shadow-offset-x="8.50395pt" draw:shadow-offset-y="8.50395pt" draw:stroke="none" draw:textarea-horizontal-align="left" draw:textarea-vertical-align="top" fo:margin="0.000000000000000pt" style:wrap="biggest" style:wrap-contour="false" style:wrap-dynamic-threshold="0.000000000000000pt"/>
    </style:style>
    <style:style style:name="dp1" style:family="drawing-page">
      <style:drawing-page-properties draw:fill="solid" draw:fill-color="#162d50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793.702162400000020pt" style:print-orientation="landscape"/>
    </style:page-layout>
  </office:automatic-styles>
  <office:master-styles>
    <style:master-page style:name="Default1" draw:style-name="dp1" style:display-name="Simple%20waves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1" draw:id="shape-1" draw:layer="backgroundobjects" svg:width="564.80412806500pt" svg:height="423.58183616940pt" svg:x="222.86000000000pt" svg:y="166.16700000000pt">
        <draw:image xlink:type="simple" xlink:show="embed" xlink:actuate="onLoad" xlink:href="Pictures/image1.png"/>
      </draw:frame>
      <draw:frame draw:style-name="gr1" xml:id="shape-2" draw:id="shape-2" draw:layer="backgroundobjects" svg:width="387.92193187300pt" svg:height="290.75010999060pt" svg:x="6.17954000000pt" svg:y="9.09923000000pt">
        <draw:image xlink:type="simple" xlink:show="embed" xlink:actuate="onLoad" xlink:href="Pictures/image2.png"/>
      </draw:frame>
      <draw:frame draw:style-name="gr2" xml:id="shape-3" draw:id="shape-3" draw:layer="backgroundobjects" svg:width="714.33194616000pt" svg:height="95.24425948800pt" svg:x="39.6851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4" draw:id="shape-4" draw:layer="backgroundobjects" svg:width="714.33194616000pt" svg:height="380.97703795200pt" svg:x="39.68510000000pt" svg:y="136.914000000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5" draw:id="shape-5" draw:layer="backgroundobjects" svg:width="184.90425733340pt" svg:height="30.58587975820pt" svg:x="39.68510000000pt" svg:y="552.757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6" draw:id="shape-6" draw:layer="backgroundobjects" svg:width="251.57523897500pt" svg:height="30.58587975820pt" svg:x="271.44600000000pt" svg:y="552.75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7" draw:id="shape-7" draw:layer="backgroundobjects" svg:width="184.90425733340pt" svg:height="30.58587975820pt" svg:x="569.08400000000pt" svg:y="552.75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8" draw:id="shape-8" draw:layer="backgroundobjects" svg:width="564.80412806500pt" svg:height="423.58183616940pt" svg:x="221.08800000000pt" svg:y="166.16700000000pt">
        <draw:image xlink:type="simple" xlink:show="embed" xlink:actuate="onLoad" xlink:href="Pictures/image1.png"/>
      </draw:frame>
    </style:master-page>
    <style:master-page style:name="Default2" draw:style-name="dp1" style:display-name="Simple%20waves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9" draw:id="shape-9" draw:layer="backgroundobjects" svg:width="564.80412806500pt" svg:height="423.58183616940pt" svg:x="222.86000000000pt" svg:y="166.16700000000pt">
        <draw:image xlink:type="simple" xlink:show="embed" xlink:actuate="onLoad" xlink:href="Pictures/image1.png"/>
      </draw:frame>
      <draw:frame draw:style-name="gr1" xml:id="shape-10" draw:id="shape-10" draw:layer="backgroundobjects" svg:width="387.92193187300pt" svg:height="290.75010999060pt" svg:x="6.17954000000pt" svg:y="9.09923000000pt">
        <draw:image xlink:type="simple" xlink:show="embed" xlink:actuate="onLoad" xlink:href="Pictures/image2.png"/>
      </draw:frame>
      <draw:frame draw:style-name="gr2" xml:id="shape-11" draw:id="shape-11" draw:layer="backgroundobjects" svg:width="714.33194616000pt" svg:height="95.24425948800pt" svg:x="39.68510000000pt" svg:y="23.81110000000pt" presentation:class="titl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12" draw:id="shape-12" draw:layer="backgroundobjects" svg:width="714.33194616000pt" svg:height="380.97703795200pt" svg:x="39.68510000000pt" svg:y="136.91400000000pt" presentation:class="outlin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3" draw:id="shape-13" draw:layer="backgroundobjects" svg:width="184.90425733340pt" svg:height="30.58587975820pt" svg:x="39.68510000000pt" svg:y="552.757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4" draw:id="shape-14" draw:layer="backgroundobjects" svg:width="251.57523897500pt" svg:height="30.58587975820pt" svg:x="271.44600000000pt" svg:y="552.75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5" draw:id="shape-15" draw:layer="backgroundobjects" svg:width="184.90425733340pt" svg:height="30.58587975820pt" svg:x="569.08400000000pt" svg:y="552.75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6" draw:id="shape-16" draw:layer="backgroundobjects" svg:width="564.80412806500pt" svg:height="423.58183616940pt" svg:x="221.08800000000pt" svg:y="166.16700000000pt">
        <draw:image xlink:type="simple" xlink:show="embed" xlink:actuate="onLoad" xlink:href="Pictures/image1.png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>Simple waves</dc:title>
    <meta:initial-creator>Unknown</meta:initial-creator>
    <meta:editing-cycles>2</meta:editing-cycles>
    <dc:date>2024-03-13T08:36:15</dc:date>
    <meta:creation-date>2010-09-14T19:46:21</meta:creation-date>
    <dc:creator>Ibrahim Khaleel</dc:creator>
  </office:meta>
</office:document-meta>
</file>